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aea" officeooo:paragraph-rsid="00099aea"/>
    </style:style>
    <style:style style:name="P2" style:family="paragraph" style:parent-style-name="Standard">
      <style:text-properties officeooo:rsid="00099aea" officeooo:paragraph-rsid="000a455f"/>
    </style:style>
    <style:style style:name="P3" style:family="paragraph" style:parent-style-name="Standard">
      <style:text-properties officeooo:rsid="000a455f" officeooo:paragraph-rsid="000a455f"/>
    </style:style>
    <style:style style:name="T1" style:family="text">
      <style:text-properties officeooo:rsid="00099aea"/>
    </style:style>
    <style:style style:name="T2" style:family="text">
      <style:text-properties officeooo:rsid="000a455f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AGENCE AUTMOBILE ARDENNAISE : </text:p>
      <text:p text:style-name="P1"/>
      <text:p text:style-name="P1">3 tables: ACHETEUR, VEHICULE, VENDEUR</text:p>
      <text:p text:style-name="P1"/>
      <text:p text:style-name="P1"/>
      <text:p text:style-name="P1">ACHETEUR :</text:p>
      <text:p text:style-name="P1">-<text:span text:style-name="T3">NomAcheteur</text:span></text:p>
      <text:p text:style-name="P1">-Prenom</text:p>
      <text:p text:style-name="P1">-adresse</text:p>
      <text:p text:style-name="P1">code postal</text:p>
      <text:p text:style-name="P1">Ville</text:p>
      <text:p text:style-name="P1">Telephone</text:p>
      <text:p text:style-name="P1">mail</text:p>
      <text:p text:style-name="P1"/>
      <text:p text:style-name="P1">VENDEUR:</text:p>
      <text:p text:style-name="P1">-<text:span text:style-name="T3">NomVendeur</text:span></text:p>
      <text:p text:style-name="P1">-Prenom</text:p>
      <text:p text:style-name="P1">-Adresse</text:p>
      <text:p text:style-name="P1">-code postal</text:p>
      <text:p text:style-name="P1">-ville</text:p>
      <text:p text:style-name="P1">-Telephone</text:p>
      <text:p text:style-name="P1">-mail</text:p>
      <text:p text:style-name="P1"/>
      <text:p text:style-name="P1">VEHICULE :</text:p>
      <text:p text:style-name="P1">-<text:span text:style-name="T3">N° annonce </text:span></text:p>
      <text:p text:style-name="P1">-Marque</text:p>
      <text:p text:style-name="P1">-Modele</text:p>
      <text:p text:style-name="P1">-<text:span text:style-name="T2">Motorisation</text:span></text:p>
      <text:p text:style-name="P1">-<text:span text:style-name="T2">energie</text:span></text:p>
      <text:p text:style-name="P1">-<text:span text:style-name="T2">puissance(ch)</text:span></text:p>
      <text:p text:style-name="P3">-Puissance fiscale</text:p>
      <text:p text:style-name="P3">-<text:span text:style-name="T1">-</text:span>Kilometrage</text:p>
      <text:p text:style-name="P2">-année de <text:span text:style-name="T2">1ere </text:span>mise en circulation</text:p>
      <text:p text:style-name="P2">-<text:span text:style-name="T2">boite de vitesse</text:span></text:p>
      <text:p text:style-name="P2">-<text:span text:style-name="T2">nombre de places</text:span></text:p>
      <text:p text:style-name="P2">-<text:span text:style-name="T2">Région</text:span></text:p>
      <text:p text:style-name="P2">-<text:span text:style-name="T2">département</text:span></text:p>
      <text:p text:style-name="P2">-<text:span text:style-name="T2">nombre de propriètaires</text:span></text:p>
      <text:p text:style-name="P2">-<text:span text:style-name="T2">couleur extérieur</text:span></text:p>
      <text:p text:style-name="P2">-<text:span text:style-name="T2">Matiére intérieur</text:span></text:p>
      <text:p text:style-name="P2">-<text:span text:style-name="T2">couleur intérieure</text:span></text:p>
      <text:p text:style-name="P1">-<text:span text:style-name="T2">option1</text:span></text:p>
      <text:p text:style-name="P3">-option2</text:p>
      <text:p text:style-name="P3">-option3</text:p>
      <text:p text:style-name="P3">-prix vente</text:p>
      <text:p text:style-name="P3">-entretien</text:p>
      <text:p text:style-name="P2">-NomVendeu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6:08:42.636698147</meta:creation-date>
    <dc:date>2018-06-28T16:33:36.137823862</dc:date>
    <meta:editing-duration>PT4M6S</meta:editing-duration>
    <meta:editing-cycles>1</meta:editing-cycles>
    <meta:document-statistic meta:table-count="0" meta:image-count="0" meta:object-count="0" meta:page-count="1" meta:paragraph-count="42" meta:word-count="74" meta:character-count="540" meta:non-whitespace-character-count="507"/>
    <meta:generator>LibreOffice/6.0.3.2$Linux_X86_64 LibreOffice_project/00m0$Build-2</meta:generator>
  </office:meta>
</office:document-meta>
</file>